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OrgNumberedList"/>
    <style:style style:name="P3" style:family="paragraph" style:parent-style-name="Text_20_body" style:list-style-name="OrgBulletedList"/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tru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Figure"/>
        <text:sequence-decl text:display-outline-level="0" text:name="SubEntity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Title"><text:title>Recherche de carrés dans un nuage de points</text:title></text:p>
      <text:p text:style-name="OrgDocInfo"><text:initial-creator/></text:p>
      <text:table-of-content text:style-name="Sect1" text:name="Table of Contents">
        <text:table-of-content-source text:outline-level="4" text:use-outline-level="false" text:use-index-source-styles="true">
          <text:index-title-template text:style-name="Contents_20_Heading">Table des matières
    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2" text:name="Table of Contents1_Head">
            <text:p text:style-name="Contents_20_Heading">Table des matières </text:p>
          </text:index-title>
          <text:p text:style-name="Contents_20_1"><text:a xlink:type="simple" xlink:href="#demande" text:style-name="Internet_20_link" text:visited-style-name="Visited_20_Internet_20_Link">1. Demande</text:a></text:p>
          <text:p text:style-name="Contents_20_1"><text:a xlink:type="simple" xlink:href="#analyse" text:style-name="Internet_20_link" text:visited-style-name="Visited_20_Internet_20_Link">2. Analyse</text:a></text:p>
          <text:p text:style-name="Contents_20_2"><text:a xlink:type="simple" xlink:href="#remarque" text:style-name="Internet_20_link" text:visited-style-name="Visited_20_Internet_20_Link">2.1. Remarque</text:a></text:p>
          <text:p text:style-name="Contents_20_1"><text:a xlink:type="simple" xlink:href="#ralisation" text:style-name="Internet_20_link" text:visited-style-name="Visited_20_Internet_20_Link">3. Réalisation</text:a></text:p>
          <text:p text:style-name="Contents_20_2"><text:a xlink:type="simple" xlink:href="#dtails" text:style-name="Internet_20_link" text:visited-style-name="Visited_20_Internet_20_Link">3.1. Détails</text:a></text:p>
          <text:p text:style-name="Contents_20_1"><text:a xlink:type="simple" xlink:href="#validation" text:style-name="Internet_20_link" text:visited-style-name="Visited_20_Internet_20_Link">4. Validation</text:a></text:p>
          <text:p text:style-name="Contents_20_1"><text:a xlink:type="simple" xlink:href="#amliorations" text:style-name="Internet_20_link" text:visited-style-name="Visited_20_Internet_20_Link">5. Améliorations</text:a></text:p>
        </text:index-body>
      </text:table-of-content>
      <text:h text:style-name="Heading_20_1" text:outline-level="1"><text:bookmark-start text:name="demande"/>Demande<text:bookmark-end text:name="demande"/></text:h>
      <text:p text:style-name="Text_20_body">Soit un fichier contenant un ensemble de points dans un espace à deux dimensions. Le fichier est composé de lignes, chacune d’elle contient un point représenté par ses coordonnées sous la forme suivante :</text:p>
      <text:p text:style-name="OrgFixedWidthBlockLastLine">x y</text:p>
      <text:p text:style-name="Text_20_body">À partir de l’ensemble de ces points, combien de carrés est-il possible de former. S’il n’y en a pas comment le démontrer ?</text:p>
      <text:p text:style-name="Text_20_body">Exemple : les coordonnées ci-dessous forment un carré valide</text:p>
      <text:p text:style-name="OrgFixedWidthBlock">-1 -1</text:p>
      <text:p text:style-name="OrgFixedWidthBlock">2 1</text:p>
      <text:p text:style-name="OrgFixedWidthBlock">4 -2</text:p>
      <text:p text:style-name="OrgFixedWidthBlockLastLine">1 -4</text:p>
      <text:h text:style-name="Heading_20_1" text:outline-level="1"><text:bookmark-start text:name="analyse"/>Analyse<text:bookmark-end text:name="analyse"/></text:h>
      <text:p text:style-name="Text_20_body">Pour chaque coupe de point (A, B) dans le plan il est possible de déterminer quatre autres point A’ (1 et 2) et B’ (1 et 2) tels qu’à eux 8 ils forment deux carrés.</text:p>
      <text:p text:style-name="Text_20_body">Dans l’exemple précédent si A = (-1, -1) et B = (2, 1) alors il est possible de calculer des valeurs pour A’ et B’ telles qu’il soit possible de former deux carrés.</text:p>
      <text:p text:style-name="OrgFixedWidthBlock"><text:s/>A'1 = (-3, 2) et A'2 = (1, -4)</text:p>
      <text:p text:style-name="OrgFixedWidthBlockLastLine"><text:s/>B'1 = (0, 4) et B'2 = (4, -2)</text:p>
      <text:p text:style-name="Text_20_body">À partir cela il est possible de rechercher dans la liste des points s’il existe des points correspondants à A’ et B’.</text:p>
      <text:p text:style-name="Text_20_body">Si l’on décide de trier les points en partant des plus petites valeurs de x et de y jusqu’aux plus grandes valeurs de x et de y (d’en bas à gauche vers en le haut à droite) alors il est possible de ne considérer que les points A’ et B’ qui se situent au-dessus de A dans le calcul. Cela permet d’extraire la formule suivante pour calculer les coordonnées de A’:</text:p>
      <text:p text:style-name="OrgFixedWidthBlock"><text:s/>A'.x = A.x - (B.y - A.y)</text:p>
      <text:p text:style-name="OrgFixedWidthBlock"><text:soft-page-break/><text:s/>A'.y = A.y + (B.x - A.x)</text:p>
      <text:p text:style-name="OrgFixedWidthBlock"/>
      <text:p text:style-name="OrgFixedWidthBlock"><text:s/>B'.x = B.x - (B.y - A.y)</text:p>
      <text:p text:style-name="OrgFixedWidthBlockLastLine"><text:s/>B'.y = B.y + (B.x - a.x)</text:p>
      <text:h text:style-name="Heading_20_2" text:outline-level="2"><text:bookmark-start text:name="remarque"/>Remarque<text:bookmark-end text:name="remarque"/></text:h>
      <text:p text:style-name="Text_20_body">Le fichier contient des doublons :</text:p>
      <text:p text:style-name="OrgSrcBlock">❯ cat ../../exercice.txt| sort -n | uniq -dc | wc -l</text:p>
      <text:p text:style-name="OrgSrcBlock">18</text:p>
      <text:p text:style-name="OrgSrcBlock">❯ cat ../../exercice.txt| sort -n | uniq -dc</text:p>
      <text:p text:style-name="OrgSrcBlock"><text:s text:c="6"/>2 -997 -585</text:p>
      <text:p text:style-name="OrgSrcBlock"><text:s text:c="6"/>2 -895 -593</text:p>
      <text:p text:style-name="OrgSrcBlock"><text:s text:c="6"/>2 -867 673</text:p>
      <text:p text:style-name="OrgSrcBlock"><text:s text:c="6"/>2 -844 -151</text:p>
      <text:p text:style-name="OrgSrcBlock"><text:s text:c="6"/>2 -759 -190</text:p>
      <text:p text:style-name="OrgSrcBlock"><text:s text:c="6"/>2 -615 97</text:p>
      <text:p text:style-name="OrgSrcBlock"><text:s text:c="6"/>2 -380 754</text:p>
      <text:p text:style-name="OrgSrcBlock"><text:s text:c="6"/>2 -289 -146</text:p>
      <text:p text:style-name="OrgSrcBlock"><text:s text:c="6"/>2 -203 -394</text:p>
      <text:p text:style-name="OrgSrcBlock"><text:s text:c="6"/>2 308 847</text:p>
      <text:p text:style-name="OrgSrcBlock"><text:s text:c="6"/>2 331 -818</text:p>
      <text:p text:style-name="OrgSrcBlock"><text:s text:c="6"/>2 366 -960</text:p>
      <text:p text:style-name="OrgSrcBlock"><text:s text:c="6"/>2 383 870</text:p>
      <text:p text:style-name="OrgSrcBlock"><text:s text:c="6"/>2 402 -528</text:p>
      <text:p text:style-name="OrgSrcBlock"><text:s text:c="6"/>2 416 2</text:p>
      <text:p text:style-name="OrgSrcBlock"><text:s text:c="6"/>2 581 188</text:p>
      <text:p text:style-name="OrgSrcBlock"><text:s text:c="6"/>2 773 450</text:p>
      <text:p text:style-name="OrgSrcBlockLastLine"><text:s text:c="6"/>2 786 660</text:p>
      <text:p text:style-name="Text_20_body">J’ai pris le partis de considérer qu’il s’agissait d’une erreur dans le fichier et de ne conserver qu’une seule occurrence.</text:p>
      <text:h text:style-name="Heading_20_1" text:outline-level="1"><text:bookmark-start text:name="ralisation"/>Réalisation<text:bookmark-end text:name="ralisation"/></text:h>
      <text:p text:style-name="Text_20_body">Le langage choisi est le C#.</text:p>
      <text:p text:style-name="Text_20_body">L’idée générale est la suivante :</text:p>
      <text:list xml:id="list619071067" text:style-name="OrgNumberedList">
        <text:list-item>
          <text:p text:style-name="P2">Lire chaque ligne du fichier et la stocker dans une structure ordonnée,</text:p>
        </text:list-item>
        <text:list-item>
          <text:p text:style-name="P2">Parcourir la structure dans l’ordre</text:p>
        </text:list-item>
        <text:list-item>
          <text:p text:style-name="P2">Pour chaque point, parcourir la suite de la structure et calculer les points possibles pour un carré,</text:p>
          <text:list>
            <text:list-item>
              <text:p text:style-name="P2">Vérifier si le point existe</text:p>
            </text:list-item>
            <text:list-item>
              <text:p text:style-name="P2">Ajouter le carré à la liste s’il n’existe pas déjà</text:p>
            </text:list-item>
          </text:list>
        </text:list-item>
      </text:list>
      <text:h text:style-name="Heading_20_2" text:outline-level="2"><text:bookmark-start text:name="dtails"/>Détails<text:bookmark-end text:name="dtails"/></text:h>
      <text:p text:style-name="Text_20_body">Les points seront stockés dans un objet <text:span text:style-name="OrgCode">Point</text:span> définis comme suit:</text:p>
      <text:p text:style-name="OrgSrcBlock"><text:span text:style-name="OrgSrcFontLockKeywordFace">namespace</text:span> <text:span text:style-name="OrgSrcFontLockVariableNameFace">SquareFinder</text:span>;</text:p>
      <text:p text:style-name="OrgSrcBlock"/>
      <text:p text:style-name="OrgSrcBlock"><text:span text:style-name="OrgSrcFontLockKeywordFace">public</text:span> <text:span text:style-name="OrgSrcFontLockKeywordFace">class</text:span> <text:span text:style-name="OrgSrcFontLockTypeFace">Point</text:span></text:p>
      <text:p text:style-name="OrgSrcBlock">{</text:p>
      <text:p text:style-name="OrgSrcBlock"><text:s text:c="4"/><text:span text:style-name="OrgSrcFontLockKeywordFace">public</text:span> <text:span text:style-name="OrgSrcFontLockFunctionNameFace">Point</text:span>()</text:p>
      <text:p text:style-name="OrgSrcBlock"><text:soft-page-break/><text:s text:c="4"/>{</text:p>
      <text:p text:style-name="OrgSrcBlock"><text:s text:c="4"/>}</text:p>
      <text:p text:style-name="OrgSrcBlock"><text:s text:c="3"/></text:p>
      <text:p text:style-name="OrgSrcBlock"><text:s text:c="4"/><text:span text:style-name="OrgSrcFontLockKeywordFace">public</text:span> <text:span text:style-name="OrgSrcFontLockFunctionNameFace">Point</text:span>(<text:span text:style-name="OrgSrcFontLockTypeFace">int</text:span> <text:span text:style-name="OrgSrcFontLockVariableNameFace">x</text:span>, <text:span text:style-name="OrgSrcFontLockTypeFace">int</text:span> <text:span text:style-name="OrgSrcFontLockVariableNameFace">y</text:span>)</text:p>
      <text:p text:style-name="OrgSrcBlock"><text:s text:c="4"/>{</text:p>
      <text:p text:style-name="OrgSrcBlock"><text:s text:c="8"/>X = x;</text:p>
      <text:p text:style-name="OrgSrcBlock"><text:s text:c="8"/>Y = y;</text:p>
      <text:p text:style-name="OrgSrcBlock"><text:s text:c="4"/>}</text:p>
      <text:p text:style-name="OrgSrcBlock"><text:s text:c="4"/><text:span text:style-name="OrgSrcFontLockKeywordFace">public</text:span> <text:span text:style-name="OrgSrcFontLockFunctionNameFace">Point</text:span>(<text:span text:style-name="OrgSrcFontLockTypeFace">Point</text:span> <text:span text:style-name="OrgSrcFontLockVariableNameFace">a</text:span>)</text:p>
      <text:p text:style-name="OrgSrcBlock"><text:s text:c="4"/>{</text:p>
      <text:p text:style-name="OrgSrcBlock"><text:s text:c="8"/>X = a.X;</text:p>
      <text:p text:style-name="OrgSrcBlock"><text:s text:c="8"/>Y = a.Y;</text:p>
      <text:p text:style-name="OrgSrcBlock"><text:s text:c="4"/>}</text:p>
      <text:p text:style-name="OrgSrcBlock"/>
      <text:p text:style-name="OrgSrcBlock"><text:s text:c="4"/><text:span text:style-name="OrgSrcFontLockKeywordFace">public</text:span> <text:span text:style-name="OrgSrcFontLockKeywordFace">override</text:span> <text:span text:style-name="OrgSrcFontLockTypeFace">string</text:span> <text:span text:style-name="OrgSrcFontLockFunctionNameFace">ToString</text:span>()</text:p>
      <text:p text:style-name="OrgSrcBlock"><text:s text:c="4"/>{</text:p>
      <text:p text:style-name="OrgSrcBlock"><text:s text:c="8"/><text:span text:style-name="OrgSrcFontLockKeywordFace">return</text:span> $<text:span text:style-name="OrgSrcFontLockStringFace">"({X} ; {Y})"</text:span>;</text:p>
      <text:p text:style-name="OrgSrcBlock"><text:s text:c="4"/>}</text:p>
      <text:p text:style-name="OrgSrcBlock"/>
      <text:p text:style-name="OrgSrcBlock"><text:s text:c="4"/><text:span text:style-name="OrgSrcFontLockKeywordFace">public</text:span> <text:span text:style-name="OrgSrcFontLockTypeFace">int</text:span> <text:span text:style-name="OrgSrcFontLockVariableNameFace">X</text:span> { <text:span text:style-name="OrgSrcFontLockKeywordFace">get</text:span>; <text:span text:style-name="OrgSrcFontLockKeywordFace">set</text:span>; }</text:p>
      <text:p text:style-name="OrgSrcBlock"><text:s text:c="4"/><text:span text:style-name="OrgSrcFontLockKeywordFace">public</text:span> <text:span text:style-name="OrgSrcFontLockTypeFace">int</text:span> <text:span text:style-name="OrgSrcFontLockVariableNameFace">Y</text:span> { <text:span text:style-name="OrgSrcFontLockKeywordFace">get</text:span>; <text:span text:style-name="OrgSrcFontLockKeywordFace">set</text:span>; }</text:p>
      <text:p text:style-name="OrgSrcBlockLastLine">}</text:p>
      <text:p text:style-name="Text_20_body">L’idée générale est de stocker l’ensemble des points dans une structure de donnée permettant un accès rapide pour la vérification de la présence des points. Un <text:span text:style-name="OrgCode">SortedSet&lt;Point&gt;</text:span> est utilisé avec un <text:span text:style-name="OrgCode">PointComparer</text:span> pour trier l’ensemble.</text:p>
      <text:p text:style-name="OrgSrcBlock"><text:span text:style-name="OrgSrcFontLockKeywordFace">namespace</text:span> <text:span text:style-name="OrgSrcFontLockVariableNameFace">SquareFinder</text:span>;</text:p>
      <text:p text:style-name="OrgSrcBlock"/>
      <text:p text:style-name="OrgSrcBlock"><text:span text:style-name="OrgSrcFontLockKeywordFace">public</text:span> <text:span text:style-name="OrgSrcFontLockKeywordFace">class</text:span> <text:span text:style-name="OrgSrcFontLockTypeFace">PointComparer</text:span> : <text:span text:style-name="OrgSrcFontLockTypeFace">IComparer</text:span>&lt;<text:span text:style-name="OrgSrcFontLockTypeFace">Point</text:span>&gt;</text:p>
      <text:p text:style-name="OrgSrcBlock">{</text:p>
      <text:p text:style-name="OrgSrcBlock"><text:s text:c="4"/><text:span text:style-name="OrgSrcFontLockKeywordFace">public</text:span> <text:span text:style-name="OrgSrcFontLockTypeFace">int</text:span> <text:span text:style-name="OrgSrcFontLockFunctionNameFace">Compare</text:span>(<text:span text:style-name="OrgSrcFontLockTypeFace">Point</text:span>? <text:span text:style-name="OrgSrcFontLockVariableNameFace">a</text:span>, <text:span text:style-name="OrgSrcFontLockTypeFace">Point</text:span>? <text:span text:style-name="OrgSrcFontLockVariableNameFace">b</text:span>)</text:p>
      <text:p text:style-name="OrgSrcBlock"><text:s text:c="4"/>{</text:p>
      <text:p text:style-name="OrgSrcBlock"><text:s text:c="8"/><text:span text:style-name="OrgSrcFontLockKeywordFace">if</text:span> (a <text:span text:style-name="OrgSrcFontLockKeywordFace">is</text:span> <text:span text:style-name="OrgSrcFontLockConstantFace">null</text:span> &amp;&amp; b <text:span text:style-name="OrgSrcFontLockKeywordFace">is</text:span> <text:span text:style-name="OrgSrcFontLockConstantFace">null</text:span>) <text:span text:style-name="OrgSrcFontLockKeywordFace">return</text:span> 0;</text:p>
      <text:p text:style-name="OrgSrcBlock"><text:s text:c="8"/><text:span text:style-name="OrgSrcFontLockKeywordFace">if</text:span> (a <text:span text:style-name="OrgSrcFontLockKeywordFace">is</text:span> <text:span text:style-name="OrgSrcFontLockConstantFace">null</text:span>) <text:span text:style-name="OrgSrcFontLockKeywordFace">return</text:span> -1;</text:p>
      <text:p text:style-name="OrgSrcBlock"><text:s text:c="8"/><text:span text:style-name="OrgSrcFontLockKeywordFace">if</text:span> (b <text:span text:style-name="OrgSrcFontLockKeywordFace">is</text:span> <text:span text:style-name="OrgSrcFontLockConstantFace">null</text:span>) <text:span text:style-name="OrgSrcFontLockKeywordFace">return</text:span> 1;</text:p>
      <text:p text:style-name="OrgSrcBlock"/>
      <text:p text:style-name="OrgSrcBlock"><text:s text:c="8"/><text:span text:style-name="OrgSrcFontLockTypeFace">var</text:span> <text:span text:style-name="OrgSrcFontLockVariableNameFace">yDelta</text:span> = b.Y &lt; a.Y ? 1 : b.Y == a.Y ? 0 : -1;</text:p>
      <text:p text:style-name="OrgSrcBlock"><text:s text:c="8"/><text:span text:style-name="OrgSrcFontLockTypeFace">var</text:span> <text:span text:style-name="OrgSrcFontLockVariableNameFace">xDelta</text:span> = b.X &lt; a.X ? 1 : b.X == a.X ? 0 : -1;</text:p>
      <text:p text:style-name="OrgSrcBlock"/>
      <text:p text:style-name="OrgSrcBlock"><text:s text:c="8"/><text:span text:style-name="OrgSrcFontLockKeywordFace">return</text:span> yDelta == 0 ? xDelta : yDelta ;</text:p>
      <text:p text:style-name="OrgSrcBlock"><text:s text:c="4"/>}</text:p>
      <text:p text:style-name="OrgSrcBlockLastLine">}</text:p>
      <text:p text:style-name="Text_20_body">Les accès au point depuis le <text:span text:style-name="OrgCode">SortedSet</text:span> sont garantis en <text:span text:style-name="OrgCode">O(log n)</text:span> par l’implémentation de Microsoft (<text:a xlink:type="simple" xlink:href="https://docs.microsoft.com/en-us/dotnet/api/system.collections.generic.sortedset-1.contains?view=net-6.0" text:style-name="Internet_20_link" text:visited-style-name="Visited_20_Internet_20_Link">SortedSet&lt;T&gt;.Contains(T) Method</text:a>)</text:p>
      <text:p text:style-name="Text_20_body">Puis pour chacun des points présent dans le set parcourir l’ensemble des points situés plus avant, calculer les points possibles pour un carré et vérifier s’ils existent.</text:p>
      <text:p text:style-name="Text_20_body">Si oui, ajouter le carré trouvé à la liste des carrés en triant les sommets par ordre croissant dans le plan (comme pour les points en entrés).</text:p>
      <text:p text:style-name="Text_20_body">La liste des carrés trouvés est également un <text:span text:style-name="OrgCode">SortedSet</text:span> mais un <text:span text:style-name="OrgCode">SortedSet&lt;Square&gt;</text:span>. Cela permet de ne pas créer de doublons lors de du parcours. En effet lors du parcours, B et A’ seront présent dans le parcours.</text:p>
      <text:p text:style-name="Text_20_body">Il y a sans doute une amélioration à ajouter pour détecter ce cas pour éviter d’avoir recours à cette structure de donnée.</text:p>
      <text:h text:style-name="Heading_20_1" text:outline-level="1"><text:bookmark-start text:name="validation"/><text:soft-page-break/>Validation<text:bookmark-end text:name="validation"/></text:h>
      <text:p text:style-name="Text_20_body">Un ensemble de tests unitaires a été ajouté pour valider les composants séparément.</text:p>
      <text:h text:style-name="Heading_20_1" text:outline-level="1"><text:bookmark-start text:name="amliorations"/>Améliorations<text:bookmark-end text:name="amliorations"/></text:h>
      <text:p text:style-name="Text_20_body">J’ai l’intuition qu’il est possible d’arrêter les parcours des points A et B en utilisant les propriétés du plan (min et max des coordonnées) mais je n’ai pas réussi à trouver comment.</text:p>
      <text:p text:style-name="Text_20_body">J’ai exclu les améliorations suivantes :</text:p>
      <text:list xml:id="list1080110855" text:style-name="OrgBulletedList">
        <text:list-item>
          <text:p text:style-name="P3">Détecter que tous les points sont sur la même droite (le cas n’est pas présent dans le fichier)</text:p>
        </text:list-item>
        <text:list-item>
          <text:p text:style-name="P3">Détecter qu’il n’y a pas assez de points pour former un carré (le parcours étant très rapide dans ce cas-là ce n’est sans doute pas utile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OrgLocale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tab-stops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.212cm" style:contextual-spacing="false"/>
      <style:text-properties fo:font-size="20pt"/>
    </style:style>
    <style:style style:name="OrgDocInfo" style:family="paragraph" style:parent-style-name="Heading">
      <style:paragraph-properties fo:margin-top="0.21cm" fo:margin-bottom="0.21cm" style:contextual-spacing="false" fo:text-align="center" style:justify-single-word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fo:language="zxx" fo:country="none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none" draw:fill-color="#729fcf"/>
      <style:paragraph-properties fo:background-color="transparent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 style:contextual-spacing="false"/>
    </style:style>
    <style:style style:name="OrgPropertiesBlock" style:family="paragraph" style:parent-style-name="Standard">
      <loext:graphic-properties draw:fill="none" draw:fill-color="#729fcf"/>
      <style:paragraph-properties fo:margin-top="0cm" fo:margin-bottom="0cm" style:contextual-spacing="false" fo:background-color="transparent" fo:padding="0.64cm" fo:border="0.06pt solid #000000" style:shadow="none">
        <style:tab-stops>
          <style:tab-stop style:position="5.6cm"/>
        </style:tab-stops>
      </style:paragraph-properties>
    </style:style>
    <style:style style:name="OrgPropertiesBlockLastLine" style:family="paragraph" style:parent-style-name="OrgPropertiesBlock">
      <style:paragraph-properties fo:margin-top="0cm" fo:margin-bottom="0.21cm" style:contextual-spacing="false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igure" style:family="paragraph" style:parent-style-name="Caption" style:class="extra"/>
    <style:style style:name="Formula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style:contextual-spacing="false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DescriptionDefinition" style:family="paragraph" style:parent-style-name="Text_20_body" style:class="text">
      <style:paragraph-properties fo:margin-left="0.64cm" fo:margin-right="0cm" fo:text-indent="-0.64cm" style:auto-text-indent="false">
        <style:tab-stops/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FootnoteQuotations" style:family="paragraph" style:parent-style-name="Footnote">
      <style:paragraph-properties fo:margin-left="1cm" fo:margin-right="1cm" fo:margin-top="0cm" fo:margin-bottom="0.499cm" style:contextual-spacing="false" fo:text-indent="0cm" style:auto-text-indent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EndnoteQuotations" style:family="paragraph" style:parent-style-name="Endnote">
      <style:paragraph-properties fo:margin-left="1cm" fo:margin-right="1cm" fo:margin-top="0cm" fo:margin-bottom="0.499cm" style:contextual-spacing="false" fo:text-indent="0cm" style:auto-text-indent="false"/>
    </style:style>
    <style:style style:name="OrgEndnoteCenter" style:family="paragraph" style:parent-style-name="Endnote">
      <style:paragraph-properties fo:text-align="center" style:justify-single-word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" style:family="paragraph" style:parent-style-name="Text_20_body">
      <style:paragraph-properties fo:margin-left="0.64cm" fo:margin-right="0cm" fo:text-indent="-0.64cm" style:auto-text-indent="false">
        <style:tab-stops/>
      </style:paragraph-properties>
    </style:style>
    <style:style style:name="Org_20_Index_20_Heading" style:display-name="Org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rg_20_Index" style:display-name="Org Index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OrgFigureText" style:family="paragraph" style:parent-style-name="Frame_20_contents">
      <style:paragraph-properties fo:text-align="end" style:justify-single-word="false"/>
    </style:style>
    <style:style style:name="OrgSubFigure" style:family="paragraph" style:parent-style-name="Figure"/>
    <style:style style:name="OrgSubListing" style:family="paragraph" style:parent-style-name="Listing"/>
    <style:style style:name="OrgSubTable" style:family="paragraph" style:parent-style-name="Table"/>
    <style:style style:name="OrgFigureBody" style:family="paragraph" style:parent-style-name="Text_20_body"/>
    <style:style style:name="OrgSubFigureBody" style:family="paragraph" style:parent-style-name="OrgFigureBody"/>
    <style:style style:name="OrgFormulaBody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rgSubFormulaBody" style:family="paragraph" style:parent-style-name="OrgFormulaBody"/>
    <style:style style:name="OrgSrcBlock" style:family="paragraph" style:parent-style-name="Preformatted_20_Text">
      <loext:graphic-properties draw:fill="solid" draw:fill-color="#000000" draw:opacity="100%"/>
      <style:paragraph-properties fo:background-color="#000000" fo:padding="0.049cm" fo:border="0.51pt solid #000000" style:shadow="none"/>
      <style:text-properties fo:color="#ffffff" loext:opacity="100%"/>
    </style:style>
    <style:style style:name="OrgLocale" style:family="paragraph">
      <style:text-properties fo:language="fr" fo:country="FR" style:language-asian="none" style:country-asian="none" style:language-complex="none" style:country-complex="none"/>
    </style:style>
    <style:style style:name="OrgTableContents" style:family="paragraph"/>
    <style:style style:name="OrgTableContentsLeft" style:family="paragraph" style:parent-style-name="OrgTableContents">
      <style:paragraph-properties fo:text-align="star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FirstColumn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ColumnContentsLeft" style:family="paragraph" style:parent-style-name="OrgTableFirstColumnContents">
      <style:paragraph-properties fo:text-align="center" style:justify-single-word="false"/>
    </style:style>
    <style:style style:name="OrgTableFirstColumnContentsCenter" style:family="paragraph" style:parent-style-name="OrgTableFirstColumnContents">
      <style:paragraph-properties fo:text-align="center" style:justify-single-word="false"/>
    </style:style>
    <style:style style:name="OrgTableFirstColumnContentsRight" style:family="paragraph" style:parent-style-name="OrgTableFirstColumnContents">
      <style:paragraph-properties fo:text-align="center" style:justify-single-word="false"/>
    </style:style>
    <style:style style:name="OrgTableLastColumnContents" style:family="paragraph" style:parent-style-name="OrgTableContents"/>
    <style:style style:name="OrgTableLastColumnContentsLeft" style:family="paragraph" style:parent-style-name="OrgTableLastColumnContents">
      <style:paragraph-properties fo:text-align="start" style:justify-single-word="false"/>
    </style:style>
    <style:style style:name="OrgTableLastColumnContentsCenter" style:family="paragraph" style:parent-style-name="OrgTableLastColumnContents">
      <style:paragraph-properties fo:text-align="center" style:justify-single-word="false"/>
    </style:style>
    <style:style style:name="OrgTableLastColumnContentsRight" style:family="paragraph" style:parent-style-name="OrgTableLastColumnContents">
      <style:paragraph-properties fo:text-align="end" style:justify-single-word="false"/>
    </style:style>
    <style:style style:name="OrgTableFirstRow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RowContentsLeft" style:family="paragraph" style:parent-style-name="OrgTableFirstRowContents">
      <style:paragraph-properties fo:text-align="center" style:justify-single-word="false"/>
    </style:style>
    <style:style style:name="OrgTableFirstRowContentsCenter" style:family="paragraph" style:parent-style-name="OrgTableFirstRowContents">
      <style:paragraph-properties fo:text-align="center" style:justify-single-word="false"/>
    </style:style>
    <style:style style:name="OrgTableFirstRowContentsRight" style:family="paragraph" style:parent-style-name="OrgTableFirstRowContents">
      <style:paragraph-properties fo:text-align="center" style:justify-single-word="false"/>
    </style:style>
    <style:style style:name="OrgTableLastRowContents" style:family="paragraph" style:parent-style-name="OrgTableContents"/>
    <style:style style:name="OrgTableLastRowContentsLeft" style:family="paragraph" style:parent-style-name="OrgTableLastRowContents">
      <style:paragraph-properties fo:text-align="start" style:justify-single-word="false"/>
    </style:style>
    <style:style style:name="OrgTableLastRowContentsCenter" style:family="paragraph" style:parent-style-name="OrgTableLastRowContents">
      <style:paragraph-properties fo:text-align="center" style:justify-single-word="false"/>
    </style:style>
    <style:style style:name="OrgTableLastRowContentsRight" style:family="paragraph" style:parent-style-name="OrgTableLastRowContents">
      <style:paragraph-properties fo:text-align="end" style:justify-single-word="false"/>
    </style:style>
    <style:style style:name="OrgTableEvenRowContents" style:family="paragraph" style:parent-style-name="OrgTableContents"/>
    <style:style style:name="OrgTableEvenRowContentsLeft" style:family="paragraph" style:parent-style-name="OrgTableEvenRowContents">
      <style:paragraph-properties fo:text-align="start" style:justify-single-word="false"/>
    </style:style>
    <style:style style:name="OrgTableEvenRowContentsCenter" style:family="paragraph" style:parent-style-name="OrgTableEvenRowContents">
      <style:paragraph-properties fo:text-align="center" style:justify-single-word="false"/>
    </style:style>
    <style:style style:name="OrgTableEvenRowContentsRight" style:family="paragraph" style:parent-style-name="OrgTableEvenRowContents">
      <style:paragraph-properties fo:text-align="end" style:justify-single-word="false"/>
    </style:style>
    <style:style style:name="OrgTableOddRowContents" style:family="paragraph" style:parent-style-name="OrgTableContents"/>
    <style:style style:name="OrgTableOddRowContentsLeft" style:family="paragraph" style:parent-style-name="OrgTableOddRowContents">
      <style:paragraph-properties fo:text-align="start" style:justify-single-word="false"/>
    </style:style>
    <style:style style:name="OrgTableOddRowContentsCenter" style:family="paragraph" style:parent-style-name="OrgTableOddRowContents">
      <style:paragraph-properties fo:text-align="center" style:justify-single-word="false"/>
    </style:style>
    <style:style style:name="OrgTableOddRowContentsRight" style:family="paragraph" style:parent-style-name="OrgTableOddRowContents">
      <style:paragraph-properties fo:text-align="end" style:justify-single-word="false"/>
    </style:style>
    <style:style style:name="OrgTableEvenColumnContents" style:family="paragraph" style:parent-style-name="OrgTableContents"/>
    <style:style style:name="OrgTableEvenColumnContentsLeft" style:family="paragraph" style:parent-style-name="OrgTableEvenColumnContents">
      <style:paragraph-properties fo:text-align="start" style:justify-single-word="false"/>
    </style:style>
    <style:style style:name="OrgTableEvenColumnContentsCenter" style:family="paragraph" style:parent-style-name="OrgTableEvenColumnContents">
      <style:paragraph-properties fo:text-align="center" style:justify-single-word="false"/>
    </style:style>
    <style:style style:name="OrgTableEvenColumnContentsRight" style:family="paragraph" style:parent-style-name="OrgTableEvenColumnContents">
      <style:paragraph-properties fo:text-align="end" style:justify-single-word="false"/>
    </style:style>
    <style:style style:name="OrgTableOddColumnContents" style:family="paragraph" style:parent-style-name="OrgTableContents"/>
    <style:style style:name="OrgTableOddColumnContentsLeft" style:family="paragraph" style:parent-style-name="OrgTableOddColumnContents">
      <style:paragraph-properties fo:text-align="start" style:justify-single-word="false"/>
    </style:style>
    <style:style style:name="OrgTableOddColumnContentsCenter" style:family="paragraph" style:parent-style-name="OrgTableOddColumnContents">
      <style:paragraph-properties fo:text-align="center" style:justify-single-word="false"/>
    </style:style>
    <style:style style:name="OrgTableOddColumnContentsRight" style:family="paragraph" style:parent-style-name="OrgTableOddColumnContents">
      <style:paragraph-properties fo:text-align="end" style:justify-single-word="false"/>
    </style:style>
    <style:style style:name="CustomTableContents" style:family="paragraph"/>
    <style:style style:name="CustomTableContentsLeft" style:family="paragraph" style:parent-style-name="CustomTableContents">
      <style:paragraph-properties fo:text-align="start" style:justify-single-word="false"/>
    </style:style>
    <style:style style:name="CustomTableContentsCenter" style:family="paragraph" style:parent-style-name="CustomTableContents">
      <style:paragraph-properties fo:text-align="center" style:justify-single-word="false"/>
    </style:style>
    <style:style style:name="CustomTableContentsRight" style:family="paragraph" style:parent-style-name="CustomTableContents">
      <style:paragraph-properties fo:text-align="end" style:justify-single-word="false"/>
    </style:style>
    <style:style style:name="CustomTableFirstColumnContents" style:family="paragraph" style:parent-style-name="CustomTableContents"/>
    <style:style style:name="CustomTableFirstColumnContentsLeft" style:family="paragraph" style:parent-style-name="CustomTableFirstColumnContents">
      <style:paragraph-properties fo:text-align="start" style:justify-single-word="false"/>
    </style:style>
    <style:style style:name="CustomTableFirstColumnContentsCenter" style:family="paragraph" style:parent-style-name="CustomTableFirstColumnContents">
      <style:paragraph-properties fo:text-align="center" style:justify-single-word="false"/>
    </style:style>
    <style:style style:name="CustomTableFirstColumnContentsRight" style:family="paragraph" style:parent-style-name="CustomTableFirstColumnContents">
      <style:paragraph-properties fo:text-align="end" style:justify-single-word="false"/>
    </style:style>
    <style:style style:name="CustomTableLastColumnContents" style:family="paragraph" style:parent-style-name="CustomTableContents"/>
    <style:style style:name="CustomTableLastColumnContentsLeft" style:family="paragraph" style:parent-style-name="CustomTableLastColumnContents">
      <style:paragraph-properties fo:text-align="start" style:justify-single-word="false"/>
    </style:style>
    <style:style style:name="CustomTableLastColumnContentsCenter" style:family="paragraph" style:parent-style-name="CustomTableLastColumnContents">
      <style:paragraph-properties fo:text-align="center" style:justify-single-word="false"/>
    </style:style>
    <style:style style:name="CustomTableLastColumnContentsRight" style:family="paragraph" style:parent-style-name="CustomTableLastColumnContents">
      <style:paragraph-properties fo:text-align="end" style:justify-single-word="false"/>
    </style:style>
    <style:style style:name="CustomTableFirstRowContents" style:family="paragraph" style:parent-style-name="CustomTableContents"/>
    <style:style style:name="CustomTableFirstRowContentsLeft" style:family="paragraph" style:parent-style-name="CustomTableFirstRowContents">
      <style:paragraph-properties fo:text-align="start" style:justify-single-word="false"/>
    </style:style>
    <style:style style:name="CustomTableFirstRowContentsCenter" style:family="paragraph" style:parent-style-name="CustomTableFirstRowContents">
      <style:paragraph-properties fo:text-align="center" style:justify-single-word="false"/>
    </style:style>
    <style:style style:name="CustomTableFirstRowContentsRight" style:family="paragraph" style:parent-style-name="CustomTableFirstRowContents">
      <style:paragraph-properties fo:text-align="end" style:justify-single-word="false"/>
    </style:style>
    <style:style style:name="CustomTableLastRowContents" style:family="paragraph" style:parent-style-name="CustomTableContents"/>
    <style:style style:name="CustomTableLastRowContentsLeft" style:family="paragraph" style:parent-style-name="CustomTableLastRowContents">
      <style:paragraph-properties fo:text-align="start" style:justify-single-word="false"/>
    </style:style>
    <style:style style:name="CustomTableLastRowContentsCenter" style:family="paragraph" style:parent-style-name="CustomTableLastRowContents">
      <style:paragraph-properties fo:text-align="center" style:justify-single-word="false"/>
    </style:style>
    <style:style style:name="CustomTableLastRowContentsRight" style:family="paragraph" style:parent-style-name="CustomTableLastRowContents">
      <style:paragraph-properties fo:text-align="end" style:justify-single-word="false"/>
    </style:style>
    <style:style style:name="CustomTableEvenRowContents" style:family="paragraph" style:parent-style-name="CustomTableContents"/>
    <style:style style:name="CustomTableEvenRowContentsLeft" style:family="paragraph" style:parent-style-name="CustomTableEvenRowContents">
      <style:paragraph-properties fo:text-align="start" style:justify-single-word="false"/>
    </style:style>
    <style:style style:name="CustomTableEvenRowContentsCenter" style:family="paragraph" style:parent-style-name="CustomTableEvenRowContents">
      <style:paragraph-properties fo:text-align="center" style:justify-single-word="false"/>
    </style:style>
    <style:style style:name="CustomTableEvenRowContentsRight" style:family="paragraph" style:parent-style-name="CustomTableEvenRowContents">
      <style:paragraph-properties fo:text-align="end" style:justify-single-word="false"/>
    </style:style>
    <style:style style:name="CustomTableOddRowContents" style:family="paragraph" style:parent-style-name="CustomTableContents"/>
    <style:style style:name="CustomTableOddRowContentsLeft" style:family="paragraph" style:parent-style-name="CustomTableOddRowContents">
      <style:paragraph-properties fo:text-align="start" style:justify-single-word="false"/>
    </style:style>
    <style:style style:name="CustomTableOddRowContentsCenter" style:family="paragraph" style:parent-style-name="CustomTableOddRowContents">
      <style:paragraph-properties fo:text-align="center" style:justify-single-word="false"/>
    </style:style>
    <style:style style:name="CustomTableOddRowContentsRight" style:family="paragraph" style:parent-style-name="CustomTableOddRowContents">
      <style:paragraph-properties fo:text-align="end" style:justify-single-word="false"/>
    </style:style>
    <style:style style:name="CustomTableEvenColumnContents" style:family="paragraph" style:parent-style-name="CustomTableContents"/>
    <style:style style:name="CustomTableEvenColumnContentsLeft" style:family="paragraph" style:parent-style-name="CustomTableEvenColumnContents">
      <style:paragraph-properties fo:text-align="start" style:justify-single-word="false"/>
    </style:style>
    <style:style style:name="CustomTableEvenColumnContentsCenter" style:family="paragraph" style:parent-style-name="CustomTableEvenColumnContents">
      <style:paragraph-properties fo:text-align="center" style:justify-single-word="false"/>
    </style:style>
    <style:style style:name="CustomTableEvenColumnContentsRight" style:family="paragraph" style:parent-style-name="CustomTableEvenColumnContents">
      <style:paragraph-properties fo:text-align="end" style:justify-single-word="false"/>
    </style:style>
    <style:style style:name="CustomTableOddColumnContents" style:family="paragraph" style:parent-style-name="CustomTableContents"/>
    <style:style style:name="CustomTableOddColumnContentsLeft" style:family="paragraph" style:parent-style-name="CustomTableOddColumnContents">
      <style:paragraph-properties fo:text-align="start" style:justify-single-word="false"/>
    </style:style>
    <style:style style:name="CustomTableOddColumnContentsCenter" style:family="paragraph" style:parent-style-name="CustomTableOddColumnContents">
      <style:paragraph-properties fo:text-align="center" style:justify-single-word="false"/>
    </style:style>
    <style:style style:name="CustomTableOddColumnContentsRight" style:family="paragraph" style:parent-style-name="CustomTableOddColumnContents">
      <style:paragraph-properties fo:text-align="end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rgPropertyName" style:family="text">
      <style:text-properties fo:font-weight="bold"/>
    </style:style>
    <style:style style:name="OrgPropertyValu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DescriptionTerm" style:family="text">
      <style:text-properties fo:font-weight="bold"/>
    </style:style>
    <style:style style:name="Footnote_20_Symbol" style:display-name="Footnote Symbol" style:family="text"/>
    <style:style style:name="Footnote_20_anchor" style:display-name="Footnote anchor" style:family="text"/>
    <style:style style:name="Endnote_20_Symbol" style:display-name="Endnote Symbol" style:family="text"/>
    <style:style style:name="Endnote_20_anchor" style:display-name="Endnote anchor" style:family="text"/>
    <style:style style:name="OrgEndnoteAnchor" style:family="text" style:parent-style-name="Endnote_20_anchor">
      <style:text-properties style:text-position="0% 100%"/>
    </style:style>
    <style:style style:name="OrgCite" style:family="text"/>
    <style:style style:name="Index_20_Link" style:display-name="Index Link" style:family="text"/>
    <style:style style:name="OrgSrcFontLockConstantFace" style:family="text">
      <style:text-properties fo:color="#00bcff" loext:opacity="100%" fo:background-color="#000000"/>
    </style:style>
    <style:style style:name="OrgSrcFontLockStringFace" style:family="text">
      <style:text-properties fo:color="#79a8ff" loext:opacity="100%" fo:background-color="#000000"/>
    </style:style>
    <style:style style:name="OrgSrcFontLockFunctionNameFace" style:family="text">
      <style:text-properties fo:color="#feacd0" loext:opacity="100%" fo:background-color="#000000"/>
    </style:style>
    <style:style style:name="OrgSrcFontLockTypeFace" style:family="text">
      <style:text-properties fo:color="#ffffff" loext:opacity="100%" fo:background-color="#000000"/>
    </style:style>
    <style:style style:name="OrgSrcFontLockVariableNameFace" style:family="text">
      <style:text-properties fo:color="#00d3d0" loext:opacity="100%" fo:background-color="#000000"/>
    </style:style>
    <style:style style:name="OrgSrcFontLockKeywordFace" style:family="text">
      <style:text-properties fo:color="#ffffff" loext:opacity="100%" fo:background-color="#000000"/>
    </style:style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cm" style:rel-width="100%" fo:min-height="0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draw:fill="none" draw:fill-color="#729fcf" fo:padding="0cm" fo:border="none" style:shadow="none" draw:shadow-opacity="100%"/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Graphics">
      <style:graphic-properties text:anchor-type="paragraph" svg:x="0cm" svg:y="0cm" style:wrap="run-through" style:number-wrapped-paragraphs="1" style:vertical-pos="top" style:vertical-rel="paragraph" style:horizontal-pos="center" style:horizontal-rel="paragraph"/>
    </style:style>
    <style:style style:name="OrgFormulaCaptionFrame" style:family="graphic" style:parent-style-name="OrgFormula">
      <style:graphic-properties text:anchor-type="as-char" svg:x="0cm" svg:y="0cm"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15cm" fo:border="0.26pt solid #000000" style:shadow="none" draw:shadow-opacity="100%"/>
    </style:style>
    <style:style style:name="OrgFormulaNumberFrame" style:family="graphic" style:parent-style-name="Frame">
      <style:graphic-properties svg:width="2cm" fo:min-height="0.499cm" svg:x="14.799cm" svg:y="0.21cm" fo:margin-left="0.201cm" fo:margin-right="0.201cm" fo:margin-top="0.201cm" fo:margin-bottom="0.201cm" style:wrap="parallel" style:number-wrapped-paragraphs="no-limit" style:wrap-contour="false" style:vertical-pos="middle" style:vertical-rel="paragraph-content" style:horizontal-pos="right" style:horizontal-rel="paragraph" fo:background-color="transparent" draw:fill="none" draw:fill-color="#729fcf" fo:padding="0.15cm" fo:border="none"/>
    </style:style>
    <style:style style:name="OrgTextBoxFrame" style:family="graphic" style:parent-style-name="Frame">
      <style:graphic-properties svg:x="0cm" svg:y="0cm" style:vertical-pos="top" style:vertical-rel="paragraph-content" style:horizontal-pos="center" style:horizontal-rel="paragraph-conten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5f_20_5f_Symbols" loext:num-list-format="%2%.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5f_20_5f_Symbols" loext:num-list-format="%3%.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5f_20_5f_Symbols" loext:num-list-format="%4%.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5f_20_5f_Symbols" loext:num-list-format="%5%.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5f_20_5f_Symbols" loext:num-list-format="%6%.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5f_20_5f_Symbols" loext:num-list-format="%7%.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5f_20_5f_Symbols" loext:num-list-format="%8%.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5f_20_5f_Symbols" loext:num-list-format="%9%.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5f_20_5f_Symbols" loext:num-list-format="%10%.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635cm"/>
      </text:list-level-style-number>
      <text:list-level-style-number text:level="2" loext:num-list-format="%2%" style:num-format="">
        <style:list-level-properties text:space-before="1.27cm"/>
      </text:list-level-style-number>
      <text:list-level-style-number text:level="3" loext:num-list-format="%3%" style:num-format="">
        <style:list-level-properties text:space-before="1.905cm"/>
      </text:list-level-style-number>
      <text:list-level-style-number text:level="4" loext:num-list-format="%4%" style:num-format="">
        <style:list-level-properties text:space-before="2.54cm"/>
      </text:list-level-style-number>
      <text:list-level-style-number text:level="5" loext:num-list-format="%5%" style:num-format="">
        <style:list-level-properties text:space-before="3.175cm"/>
      </text:list-level-style-number>
      <text:list-level-style-number text:level="6" loext:num-list-format="%6%" style:num-format="">
        <style:list-level-properties text:space-before="3.81cm"/>
      </text:list-level-style-number>
      <text:list-level-style-number text:level="7" loext:num-list-format="%7%" style:num-format="">
        <style:list-level-properties text:space-before="4.445cm"/>
      </text:list-level-style-number>
      <text:list-level-style-number text:level="8" loext:num-list-format="%8%" style:num-format="">
        <style:list-level-properties text:space-before="5.08cm"/>
      </text:list-level-style-number>
      <text:list-level-style-number text:level="9" loext:num-list-format="%9%" style:num-format="">
        <style:list-level-properties text:space-before="5.715cm"/>
      </text:list-level-style-number>
      <text:list-level-style-number text:level="10" loext:num-list-format="%10%" style:num-format="">
        <style:list-level-properties text:space-before="6.35cm"/>
      </text:list-level-style-number>
    </text:list-style>
    <text:list-style style:name="OrgSrcBlockNumberedLine">
      <text:list-level-style-number text:level="1" loext:num-list-format="%1%" style:num-format="1">
        <style:list-level-properties text:min-label-width="0.635cm" text:min-label-distance="0.101cm" fo:text-align="end"/>
      </text:list-level-style-number>
      <text:list-level-style-number text:level="2" loext:num-list-format="%2%" style:num-format="1">
        <style:list-level-properties text:space-before="0.635cm" text:min-label-width="0.635cm" text:min-label-distance="0.101cm" fo:text-align="end"/>
      </text:list-level-style-number>
      <text:list-level-style-number text:level="3" loext:num-list-format="%3%" style:num-format="1">
        <style:list-level-properties text:space-before="1.27cm" text:min-label-width="0.635cm" text:min-label-distance="0.101cm" fo:text-align="end"/>
      </text:list-level-style-number>
      <text:list-level-style-number text:level="4" loext:num-list-format="%4%" style:num-format="1">
        <style:list-level-properties text:space-before="1.905cm" text:min-label-width="0.635cm" text:min-label-distance="0.101cm" fo:text-align="end"/>
      </text:list-level-style-number>
      <text:list-level-style-number text:level="5" loext:num-list-format="%5%" style:num-format="1">
        <style:list-level-properties text:space-before="2.54cm" text:min-label-width="0.635cm" text:min-label-distance="0.101cm" fo:text-align="end"/>
      </text:list-level-style-number>
      <text:list-level-style-number text:level="6" loext:num-list-format="%6%" style:num-format="1">
        <style:list-level-properties text:space-before="3.175cm" text:min-label-width="0.635cm" text:min-label-distance="0.101cm" fo:text-align="end"/>
      </text:list-level-style-number>
      <text:list-level-style-number text:level="7" loext:num-list-format="%7%" style:num-format="1">
        <style:list-level-properties text:space-before="3.81cm" text:min-label-width="0.635cm" text:min-label-distance="0.101cm" fo:text-align="end"/>
      </text:list-level-style-number>
      <text:list-level-style-number text:level="8" loext:num-list-format="%8%" style:num-format="1">
        <style:list-level-properties text:space-before="4.445cm" text:min-label-width="0.635cm" text:min-label-distance="0.101cm" fo:text-align="end"/>
      </text:list-level-style-number>
      <text:list-level-style-number text:level="9" loext:num-list-format="%9%" style:num-format="1">
        <style:list-level-properties text:space-before="5.08cm" text:min-label-width="0.635cm" text:min-label-distance="0.101cm" fo:text-align="end"/>
      </text:list-level-style-number>
      <text:list-level-style-number text:level="10" loext:num-list-format="%10%" style:num-format="1">
        <style:list-level-properties text:space-before="5.715cm" text:min-label-width="0.635cm" text:min-label-distance="0.101cm" fo:text-align="end"/>
      </text:list-level-style-number>
    </text:list-style>
    <text:list-style style:name="OrgBibliographyList">
      <text:list-level-style-number text:level="1" loext:num-list-format="[%1%] " style:num-prefix="[" style:num-suffix="] " style:num-format="1">
        <style:list-level-properties text:min-label-width="0.64cm"/>
      </text:list-level-style-number>
      <text:list-level-style-number text:level="2" loext:num-list-format="[%2%] " style:num-prefix="[" style:num-suffix="] " style:num-format="1">
        <style:list-level-properties text:space-before="1.27cm" text:min-label-width="0.635cm"/>
      </text:list-level-style-number>
      <text:list-level-style-number text:level="3" loext:num-list-format="[%3%] " style:num-prefix="[" style:num-suffix="] " style:num-format="1">
        <style:list-level-properties text:space-before="1.905cm" text:min-label-width="0.635cm"/>
      </text:list-level-style-number>
      <text:list-level-style-number text:level="4" loext:num-list-format="[%4%] " style:num-prefix="[" style:num-suffix="] " style:num-format="1">
        <style:list-level-properties text:space-before="2.54cm" text:min-label-width="0.635cm"/>
      </text:list-level-style-number>
      <text:list-level-style-number text:level="5" loext:num-list-format="[%5%] " style:num-prefix="[" style:num-suffix="] " style:num-format="1">
        <style:list-level-properties text:space-before="3.175cm" text:min-label-width="0.635cm"/>
      </text:list-level-style-number>
      <text:list-level-style-number text:level="6" loext:num-list-format="[%6%] " style:num-prefix="[" style:num-suffix="] " style:num-format="1">
        <style:list-level-properties text:space-before="3.81cm" text:min-label-width="0.635cm"/>
      </text:list-level-style-number>
      <text:list-level-style-number text:level="7" loext:num-list-format="[%7%] " style:num-prefix="[" style:num-suffix="] " style:num-format="1">
        <style:list-level-properties text:space-before="4.445cm" text:min-label-width="0.635cm"/>
      </text:list-level-style-number>
      <text:list-level-style-number text:level="8" loext:num-list-format="[%8%] " style:num-prefix="[" style:num-suffix="] " style:num-format="1">
        <style:list-level-properties text:space-before="5.08cm" text:min-label-width="0.635cm"/>
      </text:list-level-style-number>
      <text:list-level-style-number text:level="9" loext:num-list-format="[%9%] " style:num-prefix="[" style:num-suffix="] " style:num-format="1">
        <style:list-level-properties text:space-before="5.715cm" text:min-label-width="0.635cm"/>
      </text:list-level-style-number>
      <text:list-level-style-number text:level="10" loext:num-list-format="[%10%] " style:num-prefix="[" style:num-suffix="] " style:num-format="1">
        <style:list-level-properties text:space-before="6.35cm" text:min-label-width="0.635cm"/>
      </text:list-level-style-number>
    </text:list-style>
    <text:list-style style:name="OrgOutline">
      <text:list-level-style-number text:level="1" loext:num-list-format="%1%. 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suffix=". 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1"><text:page-number text:select-page="current">0</text:page-number></text:p>
      </style:footer>
    </style:master-page>
    <style:master-page style:name="OrgFirstPage" style:page-layout-name="Mpm4" draw:style-name="Mdp2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1" draw:style-name="Mdp1">
      <style:footer>
        <text:p text:style-name="MP1"><text:page-number text:select-page="current">0</text:page-number></text:p>
      </style:footer>
    </style:master-page>
    <style:master-page style:name="Footnote" style:page-layout-name="Mpm5" draw:style-name="Mdp1"/>
    <style:master-page style:name="Endnote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echerche de carrés dans un nuage de points</dc:title>
    <meta:initial-creator>Pierre Téchoueyres</meta:initial-creator>
    <dc:date>2022-04-19T17:36:12.753667988</dc:date>
    <meta:editing-duration>PT2M47S</meta:editing-duration>
    <meta:editing-cycles>1</meta:editing-cycles>
    <meta:document-statistic meta:table-count="0" meta:image-count="0" meta:object-count="0" meta:page-count="4" meta:paragraph-count="118" meta:word-count="905" meta:character-count="4866" meta:non-whitespace-character-count="3810"/>
    <meta:generator>LibreOffice/7.2.6.2$Linux_X86_64 LibreOffice_project/20$Build-2</meta:generator>
  </office:meta>
</office:document-meta>
</file>